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loext:graphic-properties draw:fill-color="#c9211e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-color="#40ae99"/>
      <style:paragraph-properties fo:text-align="center"/>
      <style:text-properties fo:language="fr" fo:country="FR"/>
    </style:style>
    <style:style style:name="P37" style:family="paragraph">
      <loext:graphic-properties draw:fill-color="#069a2e"/>
      <style:paragraph-properties fo:text-align="center"/>
      <style:text-properties fo:language="fr" fo:country="FR"/>
    </style:style>
    <style:style style:name="P38" style:family="paragraph">
      <loext:graphic-properties draw:fill-color="#158466"/>
      <style:paragraph-properties fo:text-align="center"/>
      <style:text-properties fo:language="fr" fo:country="FR"/>
    </style:style>
    <style:style style:name="P39" style:family="paragraph">
      <loext:graphic-properties draw:fill-color="#77bc65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5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5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’affichage en grille</text:span></text:p>
                <text:list>
                  <text:list-item>
                    <text:p text:style-name="P1"><text:span text:style-name="T16">Contrevient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6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0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1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s propriétés CSS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download-directory.github.io/?url=https%3A%2F%2Fgithub.com%2FDanYellow%2Fcours%2Ftree%2Fmain%2Fintegration-web-s2%2Fcours-magistraux%2Fnumero-2%2Fressources%2Fcss-grid%2Fmondrian" xlink:type="simple">https://download-directory.github.io/?url=https%3A%2F%2Fgithub.com%2FDanYellow%2Fcours%2Ftree%2Fmain%2Fintegration-web-s2%2Fcours-magistraux%2Fnumero-2%2Fressources%2Fcss-grid%2Fmondrian</text:a></text:span></text:p>
              </text:list-item>
            </text:list>
          </draw:text-box>
        </draw:frame>
        <draw:frame draw:style-name="gr10" draw:text-style-name="P31" draw:layer="layout" svg:width="27.57cm" svg:height="0.962cm" svg:x="0.215cm" svg:y="11.33cm">
          <draw:text-box>
            <text:p text:style-name="P20"><text:span text:style-name="T26">Et même plus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6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0" draw:text-style-name="P22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20"><text:span text:style-name="T26">Après avoir cliqué sur “grid”, notre navigateur affiche notre grille (Chrome)</text:span></text:p>
          </draw:text-box>
        </draw:frame>
        <draw:custom-shape draw:style-name="gr32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33" draw:text-style-name="P27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5" draw:layer="layout" svg:width="26.06cm" svg:height="9.904cm" svg:x="1.37cm" svg:y="2.296cm" presentation:class="outline" presentation:user-transformed="true">
          <draw:text-box>
            <text:p text:style-name="P34"><text:span text:style-name="T27">Pré-requis : </text:span></text:p>
            <text:list text:style-name="L2">
              <text:list-item>
                <text:p text:style-name="P11"><text:span text:style-name="T28">Avoir la ressource ressources/css-grid</text:span></text:p>
                <text:p text:style-name="P11"><text:span text:style-name="T28"/></text:p>
              </text:list-item>
            </text:list>
            <text:p text:style-name="P11"><text:span text:style-name="T28">A télécharger ici : </text:span><text:span text:style-name="T29"><text:a xlink:href="https://github.com/DanYellow/cours/raw/refs/heads/main/integration-web-s3/travaux-pratiques/numero-5/integration-web-s3_travaux-pratiques_numero-5.ressources.zip" xlink:type="simple">https://github.com/DanYellow/cours/raw/refs/heads/main/integration-web-s3/travaux-pratiques/numero-5/integration-web-s3_travaux-pratiques_numero-5.ressources.zip</text:a></text:span></text:p>
            <text:p text:style-name="P11"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4" draw:text-style-name="P36" draw:layer="layout" svg:width="0.913cm" svg:height="8.689cm" draw:transform="rotate (1.5707963267949) translate (-0.4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7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8" draw:layer="layout" svg:width="0.913cm" svg:height="8.689cm" draw:transform="rotate (1.5707963267949) translate (-0.4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8" draw:text-style-name="P39" draw:layer="layout" svg:width="0.913cm" svg:height="14.531cm" svg:x="27.266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0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0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0"><text:a xlink:href="https://grid.layoutit.com/" xlink:type="simple">https://grid.layoutit.com/</text:a></text:span></text:p>
                <text:list>
                  <text:list-item>
                    <text:p text:style-name="P1"><text:span text:style-name="T31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7" draw:layer="layout" svg:width="0.913cm" svg:height="5.931cm" svg:x="27.189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0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CSS Grid permet de faire des mises en page complexes</text:span></text:p>
              </text:list-item>
              <text:list-item>
                <text:p text:style-name="P11"><text:span text:style-name="T31">Couvre les 20 % que Flexbox ne peut pas gérer</text:span></text:p>
                <text:list>
                  <text:list-item>
                    <text:p text:style-name="P1"><text:span text:style-name="T31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09:57:23.783000000</dc:date>
    <meta:editing-duration>P20DT13H47M4S</meta:editing-duration>
    <meta:editing-cycles>1119</meta:editing-cycles>
    <meta:generator>LibreOffice/7.2.7.2$Windows_X86_64 LibreOffice_project/8d71d29d553c0f7dcbfa38fbfda25ee34cce99a2</meta:generator>
    <meta:document-statistic meta:object-count="315"/>
  </office:meta>
</office:document-meta>
</file>